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5.852cm" style:use-optimal-column-width="false"/>
    </style:style>
    <style:style style:name="ro1" style:family="table-row">
      <style:table-row-properties style:row-height="1.22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7.549cm" svg:height="1.221cm" svg:x="3.786cm" svg:y="7.9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ey</text:p>
              </table:table-cell>
              <table:table-cell table:style-name="ce2">
                <text:p>Value</text:p>
              </table:table-cell>
              <table:table-cell>
                <text:p>Nex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ull </meta:initial-creator>
    <meta:creation-date>2015-05-02T13:34:40</meta:creation-date>
    <dc:date>2015-05-02T13:38:05</dc:date>
    <dc:creator>null </dc:creator>
    <meta:editing-duration>PT2M50S</meta:editing-duration>
    <meta:editing-cycles>2</meta:editing-cycles>
    <meta:generator>LibreOffice/3.5$Linux_X86_64 LibreOffice_project/350m1$Build-2</meta:generator>
    <meta:document-statistic meta:object-count="28"/>
  </office:meta>
</office:document-meta>
</file>